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style:line-height-at-least="0.0173in" fo:text-align="justify" style:justify-single-word="false"/>
      <style:text-properties style:font-name="Liberation Serif" fo:font-size="12pt" fo:language="en" fo:country="US" officeooo:rsid="001abd52" officeooo:paragraph-rsid="001abd52" style:font-size-asian="12pt" style:font-size-complex="12pt"/>
    </style:style>
    <style:style style:name="P2" style:family="paragraph" style:parent-style-name="Default">
      <style:paragraph-properties style:line-height-at-least="0.0173in" fo:text-align="justify" style:justify-single-word="false"/>
      <style:text-properties style:font-name="Liberation Serif" fo:font-size="12pt" fo:language="uk" fo:country="UA" officeooo:rsid="001abd52" officeooo:paragraph-rsid="001abd52" style:font-size-asian="12pt" style:font-size-complex="12pt"/>
    </style:style>
    <style:style style:name="P3" style:family="paragraph" style:parent-style-name="Standard">
      <style:text-properties fo:language="uk" fo:country="UA" officeooo:rsid="00139ef8" officeooo:paragraph-rsid="00139ef8"/>
    </style:style>
    <style:style style:name="P4" style:family="paragraph" style:parent-style-name="Standard">
      <style:text-properties fo:language="uk" fo:country="UA" officeooo:rsid="0013da06" officeooo:paragraph-rsid="0013da06"/>
    </style:style>
    <style:style style:name="P5" style:family="paragraph" style:parent-style-name="Standard">
      <style:text-properties fo:language="uk" fo:country="UA" officeooo:rsid="00195d1a" officeooo:paragraph-rsid="00195d1a"/>
    </style:style>
    <style:style style:name="P6" style:family="paragraph" style:parent-style-name="Standard">
      <style:text-properties fo:language="uk" fo:country="UA" officeooo:rsid="001a35da" officeooo:paragraph-rsid="001a35da"/>
    </style:style>
    <style:style style:name="P7" style:family="paragraph" style:parent-style-name="Standard">
      <style:text-properties fo:language="en" fo:country="US" officeooo:rsid="0013da06" officeooo:paragraph-rsid="0013da06"/>
    </style:style>
    <style:style style:name="P8" style:family="paragraph" style:parent-style-name="Standard">
      <style:text-properties fo:language="en" fo:country="US" officeooo:rsid="0013da06" officeooo:paragraph-rsid="0014a388"/>
    </style:style>
    <style:style style:name="P9" style:family="paragraph" style:parent-style-name="Standard">
      <style:text-properties fo:language="en" fo:country="US" officeooo:rsid="0013da06" officeooo:paragraph-rsid="00195d1a"/>
    </style:style>
    <style:style style:name="P10" style:family="paragraph" style:parent-style-name="Standard">
      <style:text-properties fo:language="en" fo:country="US" officeooo:rsid="0016d915" officeooo:paragraph-rsid="00191978"/>
    </style:style>
    <style:style style:name="P11" style:family="paragraph" style:parent-style-name="Standard">
      <style:text-properties fo:language="en" fo:country="US" officeooo:rsid="0016d915" officeooo:paragraph-rsid="00195d1a"/>
    </style:style>
    <style:style style:name="P12" style:family="paragraph" style:parent-style-name="Standard">
      <style:text-properties fo:language="en" fo:country="US" officeooo:rsid="001a35da" officeooo:paragraph-rsid="001a35da"/>
    </style:style>
    <style:style style:name="P13" style:family="paragraph" style:parent-style-name="Standard">
      <style:text-properties officeooo:paragraph-rsid="00159ebc"/>
    </style:style>
    <style:style style:name="P14" style:family="paragraph" style:parent-style-name="Default" style:list-style-name="L3">
      <style:paragraph-properties style:line-height-at-least="0.0173in" fo:text-align="justify" style:justify-single-word="false"/>
      <style:text-properties officeooo:paragraph-rsid="001abd52"/>
    </style:style>
    <style:style style:name="P15" style:family="paragraph" style:parent-style-name="Default" style:list-style-name="L3">
      <style:paragraph-properties style:line-height-at-least="0.0173in" fo:text-align="justify" style:justify-single-word="false"/>
      <style:text-properties style:font-name="Liberation Serif" fo:font-size="12pt" officeooo:paragraph-rsid="001b271a" style:font-size-asian="12pt" style:font-size-complex="12pt"/>
    </style:style>
    <style:style style:name="P16" style:family="paragraph" style:parent-style-name="Default" style:list-style-name="L3">
      <style:paragraph-properties style:line-height-at-least="0.0173in" fo:text-align="justify" style:justify-single-word="false"/>
      <style:text-properties style:font-name="Liberation Serif" fo:font-size="12pt" fo:language="uk" fo:country="UA" officeooo:rsid="001abd52" officeooo:paragraph-rsid="001b271a" style:font-size-asian="12pt" style:font-size-complex="12pt"/>
    </style:style>
    <style:style style:name="P17" style:family="paragraph" style:parent-style-name="Default">
      <style:paragraph-properties style:line-height-at-least="0.0173in" fo:text-align="justify" style:justify-single-word="false"/>
      <style:text-properties style:font-name="Liberation Serif" fo:font-size="12pt" fo:language="uk" fo:country="UA" fo:font-weight="bold" officeooo:rsid="001abd52" officeooo:paragraph-rsid="001abd52" style:font-size-asian="12pt" style:font-weight-asian="bold" style:font-size-complex="12pt" style:font-weight-complex="bold"/>
    </style:style>
    <style:style style:name="P18" style:family="paragraph" style:parent-style-name="Standard">
      <style:text-properties fo:language="uk" fo:country="UA" officeooo:rsid="0014a388" officeooo:paragraph-rsid="00159ebc"/>
    </style:style>
    <style:style style:name="P19" style:family="paragraph" style:parent-style-name="Standard">
      <style:text-properties fo:language="uk" fo:country="UA" officeooo:rsid="0014a388" officeooo:paragraph-rsid="0016d915"/>
    </style:style>
    <style:style style:name="P20" style:family="paragraph" style:parent-style-name="Standard">
      <style:text-properties fo:language="uk" fo:country="UA" officeooo:rsid="0014a388" officeooo:paragraph-rsid="00195d1a"/>
    </style:style>
    <style:style style:name="P21" style:family="paragraph" style:parent-style-name="Standard">
      <style:text-properties fo:language="uk" fo:country="UA" officeooo:rsid="0016d915" officeooo:paragraph-rsid="00195d1a"/>
    </style:style>
    <style:style style:name="P22" style:family="paragraph" style:parent-style-name="Standard" style:list-style-name="L1">
      <style:text-properties fo:language="uk" fo:country="UA" officeooo:rsid="0018d75c" officeooo:paragraph-rsid="0018d75c"/>
    </style:style>
    <style:style style:name="P23" style:family="paragraph" style:parent-style-name="Standard">
      <style:text-properties fo:language="uk" fo:country="UA" officeooo:rsid="0013da06" officeooo:paragraph-rsid="00195d1a"/>
    </style:style>
    <style:style style:name="P24" style:family="paragraph" style:parent-style-name="Standard">
      <style:text-properties fo:language="uk" fo:country="UA" officeooo:rsid="001a35da" officeooo:paragraph-rsid="001a35da"/>
    </style:style>
    <style:style style:name="P25" style:family="paragraph" style:parent-style-name="Standard">
      <style:text-properties fo:language="uk" fo:country="UA" officeooo:rsid="001abd52" officeooo:paragraph-rsid="001abd52"/>
    </style:style>
    <style:style style:name="P26" style:family="paragraph" style:parent-style-name="Standard" style:list-style-name="L2">
      <style:text-properties fo:language="uk" fo:country="UA" officeooo:rsid="001abd52" officeooo:paragraph-rsid="001abd52"/>
    </style:style>
    <style:style style:name="P27" style:family="paragraph" style:parent-style-name="Standard" style:list-style-name="L2">
      <style:text-properties fo:language="uk" fo:country="UA" officeooo:paragraph-rsid="001abd52"/>
    </style:style>
    <style:style style:name="P28" style:family="paragraph" style:parent-style-name="Standard">
      <style:text-properties fo:language="uk" fo:country="UA" officeooo:rsid="00191978" officeooo:paragraph-rsid="0014a388"/>
    </style:style>
    <style:style style:name="P29" style:family="paragraph" style:parent-style-name="Standard">
      <style:text-properties fo:language="uk" fo:country="UA" fo:font-weight="bold" officeooo:rsid="00139ef8" officeooo:paragraph-rsid="00139ef8" style:font-weight-asian="bold" style:font-weight-complex="bold"/>
    </style:style>
    <style:style style:name="P30" style:family="paragraph" style:parent-style-name="Standard">
      <style:text-properties fo:language="uk" fo:country="UA" fo:font-weight="bold" officeooo:rsid="001abd52" officeooo:paragraph-rsid="001abd52" style:font-weight-asian="bold" style:font-weight-complex="bold"/>
    </style:style>
    <style:style style:name="P31" style:family="paragraph" style:parent-style-name="Standard" style:list-style-name="L1">
      <style:text-properties officeooo:paragraph-rsid="0014a388"/>
    </style:style>
    <style:style style:name="P32" style:family="paragraph" style:parent-style-name="Standard" style:list-style-name="L1">
      <style:text-properties fo:language="en" fo:country="US" officeooo:rsid="0013da06" officeooo:paragraph-rsid="0018d75c"/>
    </style:style>
    <style:style style:name="P33" style:family="paragraph" style:parent-style-name="Standard">
      <style:text-properties fo:language="en" fo:country="US" fo:font-weight="bold" officeooo:rsid="0013da06" officeooo:paragraph-rsid="0013da06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159ebc" officeooo:paragraph-rsid="00159ebc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16d915" officeooo:paragraph-rsid="0016d915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1abd52" officeooo:paragraph-rsid="001abd52" style:font-weight-asian="bold" style:font-weight-complex="bold"/>
    </style:style>
    <style:style style:name="P37" style:family="paragraph" style:parent-style-name="Standard">
      <style:text-properties fo:font-size="14pt" fo:language="uk" fo:country="UA" fo:font-weight="bold" officeooo:rsid="00139ef8" officeooo:paragraph-rsid="00139ef8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1978"/>
    </style:style>
    <style:style style:name="T3" style:family="text">
      <style:text-properties fo:language="en" fo:country="US" officeooo:rsid="0018d75c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14a388"/>
    </style:style>
    <style:style style:name="T6" style:family="text">
      <style:text-properties fo:language="uk" fo:country="UA" officeooo:rsid="00159ebc"/>
    </style:style>
    <style:style style:name="T7" style:family="text">
      <style:text-properties fo:language="uk" fo:country="UA" officeooo:rsid="0016d915"/>
    </style:style>
    <style:style style:name="T8" style:family="text">
      <style:text-properties fo:language="uk" fo:country="UA" officeooo:rsid="0018d75c"/>
    </style:style>
    <style:style style:name="T9" style:family="text">
      <style:text-properties fo:language="uk" fo:country="UA" officeooo:rsid="00191978"/>
    </style:style>
    <style:style style:name="T10" style:family="text">
      <style:text-properties fo:language="uk" fo:country="UA" officeooo:rsid="0013da06"/>
    </style:style>
    <style:style style:name="T11" style:family="text">
      <style:text-properties fo:language="uk" fo:country="UA" officeooo:rsid="00195d1a"/>
    </style:style>
    <style:style style:name="T12" style:family="text">
      <style:text-properties fo:language="uk" fo:country="UA" officeooo:rsid="001a35da"/>
    </style:style>
    <style:style style:name="T13" style:family="text">
      <style:text-properties officeooo:rsid="00191978"/>
    </style:style>
    <style:style style:name="T14" style:family="text">
      <style:text-properties officeooo:rsid="00195d1a"/>
    </style:style>
    <style:style style:name="T15" style:family="text">
      <style:text-properties fo:language="ru" fo:country="RU"/>
    </style:style>
    <style:style style:name="T16" style:family="text">
      <style:text-properties fo:font-variant="normal" fo:text-transform="none" fo:color="#1d2125" loext:opacity="100%" fo:letter-spacing="normal" fo:language="uk" fo:country="UA" fo:font-style="normal" fo:font-weight="normal" officeooo:rsid="001abd52"/>
    </style:style>
    <style:style style:name="T17" style:family="text">
      <style:text-properties fo:font-variant="normal" fo:text-transform="none" fo:color="#1d2125" loext:opacity="100%" fo:letter-spacing="normal" fo:language="uk" fo:country="UA" fo:font-style="normal" fo:font-weight="normal" officeooo:rsid="001aed63"/>
    </style:style>
    <style:style style:name="T18" style:family="text">
      <style:text-properties fo:font-variant="normal" fo:text-transform="none" fo:color="#1d2125" loext:opacity="100%" style:font-name="Liberation Serif" fo:font-size="12pt" fo:letter-spacing="normal" fo:language="uk" fo:country="UA" fo:font-style="normal" fo:font-weight="normal" officeooo:rsid="001abd52" style:font-size-asian="12pt" style:font-size-complex="12pt"/>
    </style:style>
    <style:style style:name="T19" style:family="text">
      <style:text-properties style:font-name="Liberation Serif" fo:font-size="12pt" fo:language="uk" fo:country="UA" officeooo:rsid="001abd52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Технічне завдання</text:p>
      <text:p text:style-name="P3"/>
      <text:p text:style-name="P29">1. Загальні положення.</text:p>
      <text:p text:style-name="P4"><text:s text:c="3"/><text:span text:style-name="T13">1.1 </text:span>Найменування роботи: <text:span text:style-name="T13">Обробка</text:span> <text:span text:style-name="T13">р</text:span>езультат<text:span text:style-name="T13">ів</text:span> сесії .</text:p>
      <text:p text:style-name="P4"><text:span text:style-name="T13"><text:s text:c="3"/>1.2 </text:span>Умовне позначення: <text:span text:style-name="T2">St</text:span>uMarksList<text:span text:style-name="T1">.</text:span></text:p>
      <text:p text:style-name="P4"><text:span text:style-name="T1"><text:s text:c="3"/></text:span><text:span text:style-name="T14">1.3 Найменування замовника: Національний університет “Львівська політехніка”.</text:span></text:p>
      <text:p text:style-name="P5"><text:s text:c="3"/>1.4 Найменування розробника: студент кафедри інженерії програмного забезпечення Національного університету “Львівська політехніка” Грицьков Роман.</text:p>
      <text:p text:style-name="P6"><text:s text:c="3"/>1.5 Термін виконання завдання: від 22.11.2021 до 30.11.2021 (1 тиждень і 1 день). </text:p>
      <text:p text:style-name="P7"/>
      <text:p text:style-name="P33">2. <text:span text:style-name="T4">Призначення системи.</text:span></text:p>
      <text:p text:style-name="P8"><text:span text:style-name="T4">Мета </text:span><text:span text:style-name="T7">програмної системи</text:span><text:span text:style-name="T4">: </text:span><text:span text:style-name="T5">робота зі списком студентів за заданим умовами. Програма виконуватиме статистичні опрацювання списку </text:span><text:span text:style-name="T12">даних</text:span><text:span text:style-name="T5">. Програмний продукт створюється для керівництва ВНЗів, задля часткової автоматизації </text:span><text:span text:style-name="T6">статистичних обрахунків.</text:span></text:p>
      <text:p text:style-name="P18"/>
      <text:p text:style-name="P34"><text:span text:style-name="T5">3. </text:span><text:span text:style-name="T4">Об’єкти даних.</text:span></text:p>
      <text:p text:style-name="P13"><text:span text:style-name="T6">Програма працюватиме зі списком студентів, що задається у конкретному форматі й містить такі дані: прізвище, ім’я та дата народження студента (день.місяць.рік), а також список екзаменаційних оцінок (число у межах від 1 до 5). </text:span><text:span text:style-name="T7">Інформація може зберігатися у текстовому файлі або може бути введена безпосередньо при роботі програми.</text:span></text:p>
      <text:p text:style-name="P19"/>
      <text:p text:style-name="P35"><text:span text:style-name="T5">4. </text:span><text:span text:style-name="T4">Вимоги до програмного забезпечення.</text:span></text:p>
      <text:p text:style-name="P21"><text:s text:c="3"/></text:p>
      <text:p text:style-name="P11"><text:span text:style-name="T4"><text:s text:c="3"/>4.1 </text:span><text:span text:style-name="T9">Файлова характеристика системи.</text:span></text:p>
      <text:p text:style-name="P10"><text:span text:style-name="T4"><text:s/>Програмна система повинна складатися із </text:span><text:span text:style-name="T9">файлів вихідного коду,</text:span><text:span text:style-name="T4"> виконавчого файлу та прикріплен</text:span><text:span text:style-name="T9">ого</text:span><text:span text:style-name="T4"> текстов</text:span><text:span text:style-name="T9">ого</text:span><text:span text:style-name="T4"> файл</text:span><text:span text:style-name="T9">у</text:span><text:span text:style-name="T4">, куди програма зможе здійснювати вивід результатів своє</text:span><text:span text:style-name="T9">ї</text:span><text:span text:style-name="T4"> роботи.</text:span></text:p>
      <text:p text:style-name="P20"><text:s text:c="3"/></text:p>
      <text:p text:style-name="P9"><text:span text:style-name="T5"><text:s text:c="3"/></text:span><text:span text:style-name="T7">4.2 Функціонал системи. </text:span></text:p>
      <text:list xml:id="list3477634073" text:style-name="L1">
        <text:list-item>
          <text:p text:style-name="P31"><text:span text:style-name="T8">F</text:span><text:span text:style-name="T3">1.</text:span><text:span text:style-name="T7"> </text:span><text:span text:style-name="T8">Відображення</text:span><text:span text:style-name="T10"> у формі таблиці дан</text:span><text:span text:style-name="T8">их, </text:span><text:span text:style-name="T10">задан</text:span><text:span text:style-name="T8">их</text:span><text:span text:style-name="T10"> вручну або зчитан</text:span><text:span text:style-name="T8">их</text:span><text:span text:style-name="T10"> з файлу;</text:span></text:p>
        </text:list-item>
        <text:list-item>
          <text:p text:style-name="P32"><text:span text:style-name="T8">F2. Виокремлення студентів, що не отримали жодної оцінки 5 на іспитах та їх впорядкування за середнім рейтинговим балом (середньою оцінкою)</text:span><text:span text:style-name="T11">;</text:span></text:p>
        </text:list-item>
        <text:list-item>
          <text:p text:style-name="P32"><text:span text:style-name="T8">F3. Визначення найстаршого та наймолодшого студента без оцінки 5</text:span><text:span text:style-name="T11">;</text:span></text:p>
        </text:list-item>
        <text:list-item>
          <text:p text:style-name="P22">F4. Вилучення зі списку даних про <text:s/>студентів, що отримали на першому та третьому іспитах оцінки 3 (три);</text:p>
        </text:list-item>
        <text:list-item>
          <text:p text:style-name="P22">F5. Запис результатів виконання програми у текстовий файл.</text:p>
        </text:list-item>
      </text:list>
      <text:p text:style-name="P23"><text:s text:c="2"/></text:p>
      <text:p text:style-name="P9"><text:span text:style-name="T4"><text:s text:c="4"/></text:span><text:span text:style-name="T9">4.3 Системні вимоги.</text:span></text:p>
      <text:p text:style-name="P12"><text:span text:style-name="T9">А</text:span><text:span text:style-name="T4">паратне забезпечення.</text:span></text:p>
      <text:p text:style-name="P12"><text:span text:style-name="T9">П</text:span><text:span text:style-name="T4">рограма є наддемократичною щодо апаратного забезпечення, тому її запуск можливий як на сучасних, так і на застарілих комп’ютерах. </text:span></text:p>
      <text:p text:style-name="P6">Програмне забезпечення.</text:p>
      <text:p text:style-name="P12"><text:span text:style-name="T4">Програма зроблена для операційної системи </text:span>Windows (<text:span text:style-name="T4">поч. із</text:span> Windows XP<text:span text:style-name="T4">) і не функціонуватиме на комп’ютері з іншою операційною системою.</text:span></text:p>
      <text:p text:style-name="P6"/>
      <text:p text:style-name="P30">5. Стадії розробки.</text:p>
      <text:list xml:id="list455455391" text:style-name="L2">
        <text:list-item>
          <text:p text:style-name="P26">аналіз та специфікація вимог;</text:p>
        </text:list-item>
        <text:list-item>
          <text:p text:style-name="P27">проектування;</text:p>
        </text:list-item>
        <text:list-item>
          <text:p text:style-name="P27">кодування;</text:p>
        </text:list-item>
        <text:list-item>
          <text:p text:style-name="P27">тестування;</text:p>
        </text:list-item>
        <text:list-item>
          <text:p text:style-name="P27">експлуатація. <text:s/></text:p>
        </text:list-item>
      </text:list>
      <text:p text:style-name="P25"/>
      <text:p text:style-name="P36"><text:soft-page-break/><text:span text:style-name="T9">6. </text:span><text:span text:style-name="T4">Вимоги до програмної документації.</text:span></text:p>
      <text:p text:style-name="P1"><text:span text:style-name="T4">Технічне завдання, блок-схема алгоритмів функцій та головної програми, коди функцій та головної програми</text:span><text:span text:style-name="T15">.</text:span></text:p>
      <text:p text:style-name="P2"/>
      <text:p text:style-name="P17">7. Посилання.</text:p>
      <text:list xml:id="list2171484549" text:style-name="L3">
        <text:list-item>
          <text:p text:style-name="P14"><text:span text:style-name="T18">Левус Є. В. Вступ до інженерії програмного забезпечення: навч.посібник/ Є.В. Левус, Н.Б. Мельник. – Львів: Видавництво Львівської політехніки, 2018. – 248 с.</text:span><text:span text:style-name="T19"> </text:span></text:p>
        </text:list-item>
        <text:list-item>
          <text:p text:style-name="P15"><text:span text:style-name="T16">Лавріщева К.</text:span><text:span text:style-name="T17">М</text:span><text:span text:style-name="T16">. </text:span><text:span text:style-name="T17">Програмна інженерія</text:span><text:span text:style-name="T16">. – К.– 2008.–319 с.</text:span></text:p>
        </text:list-item>
        <text:list-item>
          <text:p text:style-name="P15"><text:a xlink:type="simple" xlink:href="https://www.instagram.com/andriysambir/" text:style-name="Internet_20_link" text:visited-style-name="Visited_20_Internet_20_Link"><text:span text:style-name="T16">https://www.instagram.com/andriysambir/</text:span></text:a></text:p>
          <text:p text:style-name="P16"><text:s/></text:p>
        </text:list-item>
      </text:list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3T16:51:28.214000000</dc:date>
    <meta:editing-duration>PT47M59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1" meta:word-count="348" meta:character-count="2644" meta:non-whitespace-character-count="2303"/>
  </office:meta>
</office:document-meta>
</file>